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65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2.706cm"/>
    </style:style>
    <style:style style:name="co9" style:family="table-column">
      <style:table-column-properties fo:break-before="auto" style:column-width="2.263cm"/>
    </style:style>
    <style:style style:name="co10" style:family="table-column">
      <style:table-column-properties fo:break-before="auto" style:column-width="2.3cm"/>
    </style:style>
    <style:style style:name="co11" style:family="table-column">
      <style:table-column-properties fo:break-before="auto" style:column-width="1.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83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1.461cm" fo:break-before="auto" style:use-optimal-row-height="true"/>
    </style:style>
    <style:style style:name="ro4" style:family="table-row">
      <style:table-row-properties style:row-height="1.873cm" fo:break-before="auto" style:use-optimal-row-height="true"/>
    </style:style>
    <style:style style:name="ro5" style:family="table-row">
      <style:table-row-properties style:row-height="0.9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ffffff" fo:font-size="18pt" style:font-size-asian="18pt" style:font-size-complex="18pt"/>
    </style:style>
    <style:style style:name="ce2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ize="14pt" style:font-size-asian="14pt" style:font-size-complex="14pt"/>
    </style:style>
    <style:style style:name="ce9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ize="18pt" style:font-size-asian="18pt" style:font-size-complex="18pt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996" table:default-cell-style-name="ce5"/>
        <table:table-row table:style-name="ro1">
          <table:table-cell table:style-name="ce1" table:number-columns-repeated="4"/>
          <table:table-cell table:style-name="ce7"/>
          <table:table-cell table:style-name="ce10" office:value-type="string" table:number-columns-spanned="7" table:number-rows-spanned="1">
            <text:p>KNN</text:p>
          </table:table-cell>
          <table:covered-table-cell table:number-columns-repeated="6" table:style-name="ce1"/>
          <table:table-cell table:style-name="ce13"/>
          <table:table-cell table:style-name="ce10" office:value-type="string" table:number-columns-spanned="7" table:number-rows-spanned="1">
            <text:p>SVM</text:p>
          </table:table-cell>
          <table:covered-table-cell table:number-columns-repeated="6" table:style-name="ce1"/>
          <table:table-cell table:style-name="ce13"/>
          <table:table-cell table:style-name="ce10" office:value-type="string" table:number-columns-spanned="7" table:number-rows-spanned="1">
            <text:p>Bag of Feature – SVM </text:p>
          </table:table-cell>
          <table:covered-table-cell table:number-columns-repeated="6" table:style-name="ce1"/>
          <table:table-cell table:style-name="ce13" table:number-columns-repeated="996"/>
        </table:table-row>
        <table:table-row table:style-name="ro2">
          <table:table-cell table:style-name="ce2" office:value-type="string">
            <text:p>Note</text:p>
          </table:table-cell>
          <table:table-cell table:style-name="ce2" office:value-type="string">
            <text:p>Subject ID</text:p>
          </table:table-cell>
          <table:table-cell table:style-name="ce2" office:value-type="string">
            <text:p>Session ID</text:p>
          </table:table-cell>
          <table:table-cell table:style-name="ce2" office:value-type="string">
            <text:p>Total Blink</text:p>
          </table:table-cell>
          <table:table-cell table:style-name="ce8"/>
          <table:table-cell table:style-name="ce2" office:value-type="string">
            <text:p>TP</text:p>
          </table:table-cell>
          <table:table-cell table:style-name="ce2" office:value-type="string">
            <text:p>FN</text:p>
          </table:table-cell>
          <table:table-cell table:style-name="ce2" office:value-type="string">
            <text:p>FP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Recall</text:p>
          </table:table-cell>
          <table:table-cell/>
          <table:table-cell table:style-name="ce2" office:value-type="string">
            <text:p>TP</text:p>
          </table:table-cell>
          <table:table-cell table:style-name="ce2" office:value-type="string">
            <text:p>FN</text:p>
          </table:table-cell>
          <table:table-cell table:style-name="ce2" office:value-type="string">
            <text:p>FP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Recall</text:p>
          </table:table-cell>
          <table:table-cell/>
          <table:table-cell table:style-name="ce2" office:value-type="string">
            <text:p>TP</text:p>
          </table:table-cell>
          <table:table-cell table:style-name="ce2" office:value-type="string">
            <text:p>FN</text:p>
          </table:table-cell>
          <table:table-cell table:style-name="ce2" office:value-type="string">
            <text:p>FP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Precision</text:p>
          </table:table-cell>
          <table:table-cell table:style-name="ce2" office:value-type="string">
            <text:p>Accuracy</text:p>
          </table:table-cell>
          <table:table-cell table:style-name="ce2" office:value-type="string">
            <text:p>Recall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5">
            <text:p>5</text:p>
          </table:table-cell>
          <table:table-cell table:style-name="ce9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F3]+[.H3])-[.$D3]))/ABS([.$D3])" office:value-type="float" office:value="0">
            <text:p>0.00</text:p>
          </table:table-cell>
          <table:table-cell table:style-name="ce11" table:formula="of:=IF(([.F3]+[.H3])&gt;0; [.F3]/([.F3]+[.H3]); 0)" office:value-type="float" office:value="1">
            <text:p>1.00</text:p>
          </table:table-cell>
          <table:table-cell table:style-name="ce11" table:formula="of:=IF(([.F3]+[.G3]+[.H3])&gt;0; [.F3]/([.F3]+[.G3]+[.H3]); 0)" office:value-type="float" office:value="1">
            <text:p>1.00</text:p>
          </table:table-cell>
          <table:table-cell table:style-name="ce11" table:formula="of:=IF(([.F3]+[.G3])&gt;0; [.F3]/([.F3]+[.G3]); 0)" office:value-type="float" office:value="1">
            <text:p>1.00</text:p>
          </table:table-cell>
          <table:table-cell table:style-name="ce6"/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N3]+[.P3])-[.$D3]))/ABS([.$D3])" office:value-type="float" office:value="0.2">
            <text:p>0.20</text:p>
          </table:table-cell>
          <table:table-cell table:style-name="ce11" table:formula="of:=IF(([.N3]+[.P3])&gt;0; [.N3]/([.N3]+[.P3]); 0)" office:value-type="float" office:value="1">
            <text:p>1.00</text:p>
          </table:table-cell>
          <table:table-cell table:style-name="ce11" table:formula="of:=IF(([.N3]+[.O3]+[.P3])&gt;0; [.N3]/([.N3]+[.O3]+[.P3]); 0)" office:value-type="float" office:value="0.8">
            <text:p>0.80</text:p>
          </table:table-cell>
          <table:table-cell table:style-name="ce11" table:formula="of:=IF(([.N3]+[.O3])&gt;0; [.N3]/([.N3]+[.O3]); 0)" office:value-type="float" office:value="0.8">
            <text:p>0.80</text:p>
          </table:table-cell>
          <table:table-cell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V3]+[.X3])-[.$D3]))/ABS([.$D3])" office:value-type="float" office:value="0">
            <text:p>0.00</text:p>
          </table:table-cell>
          <table:table-cell table:style-name="ce11" table:formula="of:=IF(([.V3]+[.X3])&gt;0; [.V3]/([.V3]+[.X3]); 0)" office:value-type="float" office:value="1">
            <text:p>1.00</text:p>
          </table:table-cell>
          <table:table-cell table:style-name="ce11" table:formula="of:=IF(([.V3]+[.W3]+[.X3])&gt;0; [.V3]/([.V3]+[.W3]+[.X3]); 0)" office:value-type="float" office:value="1">
            <text:p>1.00</text:p>
          </table:table-cell>
          <table:table-cell table:style-name="ce11" table:formula="of:=IF(([.V3]+[.W3])&gt;0; [.V3]/([.V3]+[.W3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">
            <text:p>2</text:p>
          </table:table-cell>
          <table:table-cell table:style-name="ce3" office:value-type="float" office:value="166">
            <text:p>166</text:p>
          </table:table-cell>
          <table:table-cell table:style-name="ce3" office:value-type="float" office:value="18">
            <text:p>18</text:p>
          </table:table-cell>
          <table:table-cell table:style-name="ce9"/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11" table:formula="of:=ABS((([.F4]+[.H4])-[.$D4]))/ABS([.$D4])" office:value-type="float" office:value="0.111111111111111">
            <text:p>0.11</text:p>
          </table:table-cell>
          <table:table-cell table:style-name="ce11" table:formula="of:=IF(([.F4]+[.H4])&gt;0; [.F4]/([.F4]+[.H4]); 0)" office:value-type="float" office:value="0.9375">
            <text:p>0.94</text:p>
          </table:table-cell>
          <table:table-cell table:style-name="ce11" table:formula="of:=IF(([.F4]+[.G4]+[.H4])&gt;0; [.F4]/([.F4]+[.G4]+[.H4]); 0)" office:value-type="float" office:value="0.789473684210526">
            <text:p>0.79</text:p>
          </table:table-cell>
          <table:table-cell table:style-name="ce11" table:formula="of:=IF(([.F4]+[.G4])&gt;0; [.F4]/([.F4]+[.G4]); 0)" office:value-type="float" office:value="0.833333333333333">
            <text:p>0.83</text:p>
          </table:table-cell>
          <table:table-cell table:style-name="ce6"/>
          <table:table-cell table:style-name="ce3" office:value-type="float" office:value="13">
            <text:p>1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11" table:formula="of:=ABS((([.N4]+[.P4])-[.$D4]))/ABS([.$D4])" office:value-type="float" office:value="0.277777777777778">
            <text:p>0.28</text:p>
          </table:table-cell>
          <table:table-cell table:style-name="ce11" table:formula="of:=IF(([.N4]+[.P4])&gt;0; [.N4]/([.N4]+[.P4]); 0)" office:value-type="float" office:value="1">
            <text:p>1.00</text:p>
          </table:table-cell>
          <table:table-cell table:style-name="ce11" table:formula="of:=IF(([.N4]+[.O4]+[.P4])&gt;0; [.N4]/([.N4]+[.O4]+[.P4]); 0)" office:value-type="float" office:value="0.722222222222222">
            <text:p>0.72</text:p>
          </table:table-cell>
          <table:table-cell table:style-name="ce11" table:formula="of:=IF(([.N4]+[.O4])&gt;0; [.N4]/([.N4]+[.O4]); 0)" office:value-type="float" office:value="0.722222222222222">
            <text:p>0.72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11" table:formula="of:=ABS((([.V4]+[.X4])-[.$D4]))/ABS([.$D4])" office:value-type="float" office:value="0.888888888888889">
            <text:p>0.89</text:p>
          </table:table-cell>
          <table:table-cell table:style-name="ce11" table:formula="of:=IF(([.V4]+[.X4])&gt;0; [.V4]/([.V4]+[.X4]); 0)" office:value-type="float" office:value="1">
            <text:p>1.00</text:p>
          </table:table-cell>
          <table:table-cell table:style-name="ce11" table:formula="of:=IF(([.V4]+[.W4]+[.X4])&gt;0; [.V4]/([.V4]+[.W4]+[.X4]); 0)" office:value-type="float" office:value="0.111111111111111">
            <text:p>0.11</text:p>
          </table:table-cell>
          <table:table-cell table:style-name="ce11" table:formula="of:=IF(([.V4]+[.W4])&gt;0; [.V4]/([.V4]+[.W4]); 0)" office:value-type="float" office:value="0.111111111111111">
            <text:p>0.11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12">
            <text:p>12</text:p>
          </table:table-cell>
          <table:table-cell table:style-name="ce9"/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11" table:formula="of:=ABS((([.F5]+[.H5])-[.$D5]))/ABS([.$D5])" office:value-type="float" office:value="2.58333333333333">
            <text:p>2.58</text:p>
          </table:table-cell>
          <table:table-cell table:style-name="ce11" table:formula="of:=IF(([.F5]+[.H5])&gt;0; [.F5]/([.F5]+[.H5]); 0)" office:value-type="float" office:value="0.255813953488372">
            <text:p>0.26</text:p>
          </table:table-cell>
          <table:table-cell table:style-name="ce11" table:formula="of:=IF(([.F5]+[.G5]+[.H5])&gt;0; [.F5]/([.F5]+[.G5]+[.H5]); 0)" office:value-type="float" office:value="0.25">
            <text:p>0.25</text:p>
          </table:table-cell>
          <table:table-cell table:style-name="ce11" table:formula="of:=IF(([.F5]+[.G5])&gt;0; [.F5]/([.F5]+[.G5]); 0)" office:value-type="float" office:value="0.916666666666667">
            <text:p>0.92</text:p>
          </table:table-cell>
          <table:table-cell table:style-name="ce6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11" table:formula="of:=ABS((([.N5]+[.P5])-[.$D5]))/ABS([.$D5])" office:value-type="float" office:value="0.916666666666667">
            <text:p>0.92</text:p>
          </table:table-cell>
          <table:table-cell table:style-name="ce11" table:formula="of:=IF(([.N5]+[.P5])&gt;0; [.N5]/([.N5]+[.P5]); 0)" office:value-type="float" office:value="1">
            <text:p>1.00</text:p>
          </table:table-cell>
          <table:table-cell table:style-name="ce11" table:formula="of:=IF(([.N5]+[.O5]+[.P5])&gt;0; [.N5]/([.N5]+[.O5]+[.P5]); 0)" office:value-type="float" office:value="0.0833333333333333">
            <text:p>0.08</text:p>
          </table:table-cell>
          <table:table-cell table:style-name="ce11" table:formula="of:=IF(([.N5]+[.O5])&gt;0; [.N5]/([.N5]+[.O5]); 0)" office:value-type="float" office:value="0.0833333333333333">
            <text:p>0.08</text:p>
          </table:table-cell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1" table:formula="of:=ABS((([.V5]+[.X5])-[.$D5]))/ABS([.$D5])" office:value-type="float" office:value="0.0833333333333333">
            <text:p>0.08</text:p>
          </table:table-cell>
          <table:table-cell table:style-name="ce11" table:formula="of:=IF(([.V5]+[.X5])&gt;0; [.V5]/([.V5]+[.X5]); 0)" office:value-type="float" office:value="0.769230769230769">
            <text:p>0.77</text:p>
          </table:table-cell>
          <table:table-cell table:style-name="ce11" table:formula="of:=IF(([.V5]+[.W5]+[.X5])&gt;0; [.V5]/([.V5]+[.W5]+[.X5]); 0)" office:value-type="float" office:value="0.666666666666667">
            <text:p>0.67</text:p>
          </table:table-cell>
          <table:table-cell table:style-name="ce11" table:formula="of:=IF(([.V5]+[.W5])&gt;0; [.V5]/([.V5]+[.W5]); 0)" office:value-type="float" office:value="0.833333333333333">
            <text:p>0.8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4">
            <text:p>4</text:p>
          </table:table-cell>
          <table:table-cell table:style-name="ce3" office:value-type="float" office:value="398">
            <text:p>398</text:p>
          </table:table-cell>
          <table:table-cell table:style-name="ce3" office:value-type="float" office:value="6">
            <text:p>6</text:p>
          </table:table-cell>
          <table:table-cell table:style-name="ce9"/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8">
            <text:p>28</text:p>
          </table:table-cell>
          <table:table-cell table:style-name="ce11" table:formula="of:=ABS((([.F6]+[.H6])-[.$D6]))/ABS([.$D6])" office:value-type="float" office:value="4.66666666666667">
            <text:p>4.67</text:p>
          </table:table-cell>
          <table:table-cell table:style-name="ce11" table:formula="of:=IF(([.F6]+[.H6])&gt;0; [.F6]/([.F6]+[.H6]); 0)" office:value-type="float" office:value="0.176470588235294">
            <text:p>0.18</text:p>
          </table:table-cell>
          <table:table-cell table:style-name="ce11" table:formula="of:=IF(([.F6]+[.G6]+[.H6])&gt;0; [.F6]/([.F6]+[.G6]+[.H6]); 0)" office:value-type="float" office:value="0.176470588235294">
            <text:p>0.18</text:p>
          </table:table-cell>
          <table:table-cell table:style-name="ce11" table:formula="of:=IF(([.F6]+[.G6])&gt;0; [.F6]/([.F6]+[.G6]); 0)" office:value-type="float" office:value="1">
            <text:p>1.00</text:p>
          </table:table-cell>
          <table:table-cell table:style-name="ce6"/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11" table:formula="of:=ABS((([.N6]+[.P6])-[.$D6]))/ABS([.$D6])" office:value-type="float" office:value="0.333333333333333">
            <text:p>0.33</text:p>
          </table:table-cell>
          <table:table-cell table:style-name="ce11" table:formula="of:=IF(([.N6]+[.P6])&gt;0; [.N6]/([.N6]+[.P6]); 0)" office:value-type="float" office:value="0.5">
            <text:p>0.50</text:p>
          </table:table-cell>
          <table:table-cell table:style-name="ce11" table:formula="of:=IF(([.N6]+[.O6]+[.P6])&gt;0; [.N6]/([.N6]+[.O6]+[.P6]); 0)" office:value-type="float" office:value="0.4">
            <text:p>0.40</text:p>
          </table:table-cell>
          <table:table-cell table:style-name="ce11" table:formula="of:=IF(([.N6]+[.O6])&gt;0; [.N6]/([.N6]+[.O6]); 0)" office:value-type="float" office:value="0.666666666666667">
            <text:p>0.67</text:p>
          </table:table-cell>
          <table:table-cell/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V6]+[.X6])-[.$D6]))/ABS([.$D6])" office:value-type="float" office:value="0">
            <text:p>0.00</text:p>
          </table:table-cell>
          <table:table-cell table:style-name="ce11" table:formula="of:=IF(([.V6]+[.X6])&gt;0; [.V6]/([.V6]+[.X6]); 0)" office:value-type="float" office:value="1">
            <text:p>1.00</text:p>
          </table:table-cell>
          <table:table-cell table:style-name="ce11" table:formula="of:=IF(([.V6]+[.W6]+[.X6])&gt;0; [.V6]/([.V6]+[.W6]+[.X6]); 0)" office:value-type="float" office:value="1">
            <text:p>1.00</text:p>
          </table:table-cell>
          <table:table-cell table:style-name="ce11" table:formula="of:=IF(([.V6]+[.W6])&gt;0; [.V6]/([.V6]+[.W6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5">
            <text:p>5</text:p>
          </table:table-cell>
          <table:table-cell table:style-name="ce3" office:value-type="float" office:value="548">
            <text:p>548</text:p>
          </table:table-cell>
          <table:table-cell table:style-name="ce3" office:value-type="float" office:value="13">
            <text:p>13</text:p>
          </table:table-cell>
          <table:table-cell table:style-name="ce9"/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11" table:formula="of:=ABS((([.F7]+[.H7])-[.$D7]))/ABS([.$D7])" office:value-type="float" office:value="0.0769230769230769">
            <text:p>0.08</text:p>
          </table:table-cell>
          <table:table-cell table:style-name="ce11" table:formula="of:=IF(([.F7]+[.H7])&gt;0; [.F7]/([.F7]+[.H7]); 0)" office:value-type="float" office:value="0.857142857142857">
            <text:p>0.86</text:p>
          </table:table-cell>
          <table:table-cell table:style-name="ce11" table:formula="of:=IF(([.F7]+[.G7]+[.H7])&gt;0; [.F7]/([.F7]+[.G7]+[.H7]); 0)" office:value-type="float" office:value="0.8">
            <text:p>0.80</text:p>
          </table:table-cell>
          <table:table-cell table:style-name="ce11" table:formula="of:=IF(([.F7]+[.G7])&gt;0; [.F7]/([.F7]+[.G7]); 0)" office:value-type="float" office:value="0.923076923076923">
            <text:p>0.92</text:p>
          </table:table-cell>
          <table:table-cell table:style-name="ce6"/>
          <table:table-cell table:style-name="ce3" office:value-type="float" office:value="2">
            <text:p>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11" table:formula="of:=ABS((([.N7]+[.P7])-[.$D7]))/ABS([.$D7])" office:value-type="float" office:value="0.846153846153846">
            <text:p>0.85</text:p>
          </table:table-cell>
          <table:table-cell table:style-name="ce11" table:formula="of:=IF(([.N7]+[.P7])&gt;0; [.N7]/([.N7]+[.P7]); 0)" office:value-type="float" office:value="1">
            <text:p>1.00</text:p>
          </table:table-cell>
          <table:table-cell table:style-name="ce11" table:formula="of:=IF(([.N7]+[.O7]+[.P7])&gt;0; [.N7]/([.N7]+[.O7]+[.P7]); 0)" office:value-type="float" office:value="0.153846153846154">
            <text:p>0.15</text:p>
          </table:table-cell>
          <table:table-cell table:style-name="ce11" table:formula="of:=IF(([.N7]+[.O7])&gt;0; [.N7]/([.N7]+[.O7]); 0)" office:value-type="float" office:value="0.153846153846154">
            <text:p>0.15</text:p>
          </table:table-cell>
          <table:table-cell/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11" table:formula="of:=ABS((([.V7]+[.X7])-[.$D7]))/ABS([.$D7])" office:value-type="float" office:value="0.307692307692308">
            <text:p>0.31</text:p>
          </table:table-cell>
          <table:table-cell table:style-name="ce11" table:formula="of:=IF(([.V7]+[.X7])&gt;0; [.V7]/([.V7]+[.X7]); 0)" office:value-type="float" office:value="1">
            <text:p>1.00</text:p>
          </table:table-cell>
          <table:table-cell table:style-name="ce11" table:formula="of:=IF(([.V7]+[.W7]+[.X7])&gt;0; [.V7]/([.V7]+[.W7]+[.X7]); 0)" office:value-type="float" office:value="0.692307692307692">
            <text:p>0.69</text:p>
          </table:table-cell>
          <table:table-cell table:style-name="ce11" table:formula="of:=IF(([.V7]+[.W7])&gt;0; [.V7]/([.V7]+[.W7]); 0)" office:value-type="float" office:value="0.692307692307692">
            <text:p>0.69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<text:s/>0:28 - 0:31: starnuto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74">
            <text:p>674</text:p>
          </table:table-cell>
          <table:table-cell table:style-name="ce3" office:value-type="float" office:value="28">
            <text:p>28</text:p>
          </table:table-cell>
          <table:table-cell table:style-name="ce9"/>
          <table:table-cell table:style-name="ce3" office:value-type="float" office:value="28">
            <text:p>2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8">
            <text:p>18</text:p>
          </table:table-cell>
          <table:table-cell table:style-name="ce11" table:formula="of:=ABS((([.F8]+[.H8])-[.$D8]))/ABS([.$D8])" office:value-type="float" office:value="0.642857142857143">
            <text:p>0.64</text:p>
          </table:table-cell>
          <table:table-cell table:style-name="ce11" table:formula="of:=IF(([.F8]+[.H8])&gt;0; [.F8]/([.F8]+[.H8]); 0)" office:value-type="float" office:value="0.608695652173913">
            <text:p>0.61</text:p>
          </table:table-cell>
          <table:table-cell table:style-name="ce11" table:formula="of:=IF(([.F8]+[.G8]+[.H8])&gt;0; [.F8]/([.F8]+[.G8]+[.H8]); 0)" office:value-type="float" office:value="0.608695652173913">
            <text:p>0.61</text:p>
          </table:table-cell>
          <table:table-cell table:style-name="ce11" table:formula="of:=IF(([.F8]+[.G8])&gt;0; [.F8]/([.F8]+[.G8]); 0)" office:value-type="float" office:value="1">
            <text:p>1.00</text:p>
          </table:table-cell>
          <table:table-cell table:style-name="ce6"/>
          <table:table-cell table:style-name="ce3" office:value-type="float" office:value="24">
            <text:p>2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11" table:formula="of:=ABS((([.N8]+[.P8])-[.$D8]))/ABS([.$D8])" office:value-type="float" office:value="0.142857142857143">
            <text:p>0.14</text:p>
          </table:table-cell>
          <table:table-cell table:style-name="ce11" table:formula="of:=IF(([.N8]+[.P8])&gt;0; [.N8]/([.N8]+[.P8]); 0)" office:value-type="float" office:value="1">
            <text:p>1.00</text:p>
          </table:table-cell>
          <table:table-cell table:style-name="ce11" table:formula="of:=IF(([.N8]+[.O8]+[.P8])&gt;0; [.N8]/([.N8]+[.O8]+[.P8]); 0)" office:value-type="float" office:value="0.857142857142857">
            <text:p>0.86</text:p>
          </table:table-cell>
          <table:table-cell table:style-name="ce11" table:formula="of:=IF(([.N8]+[.O8])&gt;0; [.N8]/([.N8]+[.O8]); 0)" office:value-type="float" office:value="0.857142857142857">
            <text:p>0.86</text:p>
          </table:table-cell>
          <table:table-cell/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11" table:formula="of:=ABS((([.V8]+[.X8])-[.$D8]))/ABS([.$D8])" office:value-type="float" office:value="0.0357142857142857">
            <text:p>0.04</text:p>
          </table:table-cell>
          <table:table-cell table:style-name="ce11" table:formula="of:=IF(([.V8]+[.X8])&gt;0; [.V8]/([.V8]+[.X8]); 0)" office:value-type="float" office:value="0.931034482758621">
            <text:p>0.93</text:p>
          </table:table-cell>
          <table:table-cell table:style-name="ce11" table:formula="of:=IF(([.V8]+[.W8]+[.X8])&gt;0; [.V8]/([.V8]+[.W8]+[.X8]); 0)" office:value-type="float" office:value="0.9">
            <text:p>0.90</text:p>
          </table:table-cell>
          <table:table-cell table:style-name="ce11" table:formula="of:=IF(([.V8]+[.W8])&gt;0; [.V8]/([.V8]+[.W8]); 0)" office:value-type="float" office:value="0.964285714285714">
            <text:p>0.96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<text:s/>1:00 – 1:07: abbassa sguardo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8">
            <text:p>8</text:p>
          </table:table-cell>
          <table:table-cell table:style-name="ce9"/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11" table:formula="of:=ABS((([.F9]+[.H9])-[.$D9]))/ABS([.$D9])" office:value-type="float" office:value="0.625">
            <text:p>0.63</text:p>
          </table:table-cell>
          <table:table-cell table:style-name="ce11" table:formula="of:=IF(([.F9]+[.H9])&gt;0; [.F9]/([.F9]+[.H9]); 0)" office:value-type="float" office:value="0.615384615384615">
            <text:p>0.62</text:p>
          </table:table-cell>
          <table:table-cell table:style-name="ce11" table:formula="of:=IF(([.F9]+[.G9]+[.H9])&gt;0; [.F9]/([.F9]+[.G9]+[.H9]); 0)" office:value-type="float" office:value="0.615384615384615">
            <text:p>0.62</text:p>
          </table:table-cell>
          <table:table-cell table:style-name="ce11" table:formula="of:=IF(([.F9]+[.G9])&gt;0; [.F9]/([.F9]+[.G9]); 0)" office:value-type="float" office:value="1">
            <text:p>1.00</text:p>
          </table:table-cell>
          <table:table-cell table:style-name="ce6"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N9]+[.P9])-[.$D9]))/ABS([.$D9])" office:value-type="float" office:value="0.125">
            <text:p>0.13</text:p>
          </table:table-cell>
          <table:table-cell table:style-name="ce11" table:formula="of:=IF(([.N9]+[.P9])&gt;0; [.N9]/([.N9]+[.P9]); 0)" office:value-type="float" office:value="1">
            <text:p>1.00</text:p>
          </table:table-cell>
          <table:table-cell table:style-name="ce11" table:formula="of:=IF(([.N9]+[.O9]+[.P9])&gt;0; [.N9]/([.N9]+[.O9]+[.P9]); 0)" office:value-type="float" office:value="0.875">
            <text:p>0.88</text:p>
          </table:table-cell>
          <table:table-cell table:style-name="ce11" table:formula="of:=IF(([.N9]+[.O9])&gt;0; [.N9]/([.N9]+[.O9]); 0)" office:value-type="float" office:value="0.875">
            <text:p>0.88</text:p>
          </table:table-cell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1" table:formula="of:=ABS((([.V9]+[.X9])-[.$D9]))/ABS([.$D9])" office:value-type="float" office:value="0.375">
            <text:p>0.38</text:p>
          </table:table-cell>
          <table:table-cell table:style-name="ce11" table:formula="of:=IF(([.V9]+[.X9])&gt;0; [.V9]/([.V9]+[.X9]); 0)" office:value-type="float" office:value="0.636363636363636">
            <text:p>0.64</text:p>
          </table:table-cell>
          <table:table-cell table:style-name="ce11" table:formula="of:=IF(([.V9]+[.W9]+[.X9])&gt;0; [.V9]/([.V9]+[.W9]+[.X9]); 0)" office:value-type="float" office:value="0.583333333333333">
            <text:p>0.58</text:p>
          </table:table-cell>
          <table:table-cell table:style-name="ce11" table:formula="of:=IF(([.V9]+[.W9])&gt;0; [.V9]/([.V9]+[.W9]); 0)" office:value-type="float" office:value="0.875">
            <text:p>0.88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0:50 - <text:s/>0:58: socchiude molto occhi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26">
            <text:p>926</text:p>
          </table:table-cell>
          <table:table-cell table:style-name="ce3" office:value-type="float" office:value="16">
            <text:p>16</text:p>
          </table:table-cell>
          <table:table-cell table:style-name="ce9"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11" table:formula="of:=ABS((([.F10]+[.H10])-[.$D10]))/ABS([.$D10])" office:value-type="float" office:value="0.5625">
            <text:p>0.56</text:p>
          </table:table-cell>
          <table:table-cell table:style-name="ce11" table:formula="of:=IF(([.F10]+[.H10])&gt;0; [.F10]/([.F10]+[.H10]); 0)" office:value-type="float" office:value="0.6">
            <text:p>0.60</text:p>
          </table:table-cell>
          <table:table-cell table:style-name="ce11" table:formula="of:=IF(([.F10]+[.G10]+[.H10])&gt;0; [.F10]/([.F10]+[.G10]+[.H10]); 0)" office:value-type="float" office:value="0.576923076923077">
            <text:p>0.58</text:p>
          </table:table-cell>
          <table:table-cell table:style-name="ce11" table:formula="of:=IF(([.F10]+[.G10])&gt;0; [.F10]/([.F10]+[.G10]); 0)" office:value-type="float" office:value="0.9375">
            <text:p>0.94</text:p>
          </table:table-cell>
          <table:table-cell table:style-name="ce6"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11" table:formula="of:=ABS((([.N10]+[.P10])-[.$D10]))/ABS([.$D10])" office:value-type="float" office:value="0.5625">
            <text:p>0.56</text:p>
          </table:table-cell>
          <table:table-cell table:style-name="ce11" table:formula="of:=IF(([.N10]+[.P10])&gt;0; [.N10]/([.N10]+[.P10]); 0)" office:value-type="float" office:value="0.6">
            <text:p>0.60</text:p>
          </table:table-cell>
          <table:table-cell table:style-name="ce11" table:formula="of:=IF(([.N10]+[.O10]+[.P10])&gt;0; [.N10]/([.N10]+[.O10]+[.P10]); 0)" office:value-type="float" office:value="0.576923076923077">
            <text:p>0.58</text:p>
          </table:table-cell>
          <table:table-cell table:style-name="ce11" table:formula="of:=IF(([.N10]+[.O10])&gt;0; [.N10]/([.N10]+[.O10]); 0)" office:value-type="float" office:value="0.9375">
            <text:p>0.94</text:p>
          </table:table-cell>
          <table:table-cell/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11" table:formula="of:=ABS((([.V10]+[.X10])-[.$D10]))/ABS([.$D10])" office:value-type="float" office:value="0.1875">
            <text:p>0.19</text:p>
          </table:table-cell>
          <table:table-cell table:style-name="ce11" table:formula="of:=IF(([.V10]+[.X10])&gt;0; [.V10]/([.V10]+[.X10]); 0)" office:value-type="float" office:value="1">
            <text:p>1.00</text:p>
          </table:table-cell>
          <table:table-cell table:style-name="ce11" table:formula="of:=IF(([.V10]+[.W10]+[.X10])&gt;0; [.V10]/([.V10]+[.W10]+[.X10]); 0)" office:value-type="float" office:value="0.8125">
            <text:p>0.81</text:p>
          </table:table-cell>
          <table:table-cell table:style-name="ce11" table:formula="of:=IF(([.V10]+[.W10])&gt;0; [.V10]/([.V10]+[.W10]); 0)" office:value-type="float" office:value="0.8125">
            <text:p>0.81</text:p>
          </table:table-cell>
          <table:table-cell table:number-columns-repeated="996"/>
        </table:table-row>
        <table:table-row table:style-name="ro2">
          <table:table-cell table:style-name="ce4" office:value-type="string">
            <text:p>1:10 – 1:12: socchiude molto occhi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52">
            <text:p>1052</text:p>
          </table:table-cell>
          <table:table-cell table:style-name="ce3" office:value-type="float" office:value="20">
            <text:p>20</text:p>
          </table:table-cell>
          <table:table-cell table:style-name="ce9"/>
          <table:table-cell table:style-name="ce3" office:value-type="float" office:value="16">
            <text:p>1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2">
            <text:p>22</text:p>
          </table:table-cell>
          <table:table-cell table:style-name="ce11" table:formula="of:=ABS((([.F11]+[.H11])-[.$D11]))/ABS([.$D11])" office:value-type="float" office:value="0.9">
            <text:p>0.90</text:p>
          </table:table-cell>
          <table:table-cell table:style-name="ce11" table:formula="of:=IF(([.F11]+[.H11])&gt;0; [.F11]/([.F11]+[.H11]); 0)" office:value-type="float" office:value="0.421052631578947">
            <text:p>0.42</text:p>
          </table:table-cell>
          <table:table-cell table:style-name="ce11" table:formula="of:=IF(([.F11]+[.G11]+[.H11])&gt;0; [.F11]/([.F11]+[.G11]+[.H11]); 0)" office:value-type="float" office:value="0.380952380952381">
            <text:p>0.38</text:p>
          </table:table-cell>
          <table:table-cell table:style-name="ce11" table:formula="of:=IF(([.F11]+[.G11])&gt;0; [.F11]/([.F11]+[.G11]); 0)" office:value-type="float" office:value="0.8">
            <text:p>0.80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5">
            <text:p>5</text:p>
          </table:table-cell>
          <table:table-cell table:style-name="ce11" table:formula="of:=ABS((([.N11]+[.P11])-[.$D11]))/ABS([.$D11])" office:value-type="float" office:value="0.15">
            <text:p>0.15</text:p>
          </table:table-cell>
          <table:table-cell table:style-name="ce11" table:formula="of:=IF(([.N11]+[.P11])&gt;0; [.N11]/([.N11]+[.P11]); 0)" office:value-type="float" office:value="0.705882352941176">
            <text:p>0.71</text:p>
          </table:table-cell>
          <table:table-cell table:style-name="ce11" table:formula="of:=IF(([.N11]+[.O11]+[.P11])&gt;0; [.N11]/([.N11]+[.O11]+[.P11]); 0)" office:value-type="float" office:value="0.48">
            <text:p>0.48</text:p>
          </table:table-cell>
          <table:table-cell table:style-name="ce11" table:formula="of:=IF(([.N11]+[.O11])&gt;0; [.N11]/([.N11]+[.O11]); 0)" office:value-type="float" office:value="0.6">
            <text:p>0.60</text:p>
          </table:table-cell>
          <table:table-cell/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5">
            <text:p>5</text:p>
          </table:table-cell>
          <table:table-cell table:style-name="ce11" table:formula="of:=ABS((([.V11]+[.X11])-[.$D11]))/ABS([.$D11])" office:value-type="float" office:value="0.25">
            <text:p>0.25</text:p>
          </table:table-cell>
          <table:table-cell table:style-name="ce11" table:formula="of:=IF(([.V11]+[.X11])&gt;0; [.V11]/([.V11]+[.X11]); 0)" office:value-type="float" office:value="0.8">
            <text:p>0.80</text:p>
          </table:table-cell>
          <table:table-cell table:style-name="ce11" table:formula="of:=IF(([.V11]+[.W11]+[.X11])&gt;0; [.V11]/([.V11]+[.W11]+[.X11]); 0)" office:value-type="float" office:value="0.666666666666667">
            <text:p>0.67</text:p>
          </table:table-cell>
          <table:table-cell table:style-name="ce11" table:formula="of:=IF(([.V11]+[.W11])&gt;0; [.V11]/([.V11]+[.W11]); 0)" office:value-type="float" office:value="0.8">
            <text:p>0.80</text:p>
          </table:table-cell>
          <table:table-cell table:number-columns-repeated="996"/>
        </table:table-row>
        <table:table-row table:style-name="ro3">
          <table:table-cell table:style-name="ce3" office:value-type="string">
            <text:p>0:12 / 0:25 abbasa occhi</text:p>
            <text:p>0:54 – 1:03: chiude occhi</text:p>
            <text:p>Visibilmente scosso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78">
            <text:p>1178</text:p>
          </table:table-cell>
          <table:table-cell table:style-name="ce3" office:value-type="float" office:value="18">
            <text:p>18</text:p>
          </table:table-cell>
          <table:table-cell table:style-name="ce9"/>
          <table:table-cell table:style-name="ce3" office:value-type="float" office:value="15">
            <text:p>1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2">
            <text:p>22</text:p>
          </table:table-cell>
          <table:table-cell table:style-name="ce11" table:formula="of:=ABS((([.F12]+[.H12])-[.$D12]))/ABS([.$D12])" office:value-type="float" office:value="1.05555555555556">
            <text:p>1.06</text:p>
          </table:table-cell>
          <table:table-cell table:style-name="ce11" table:formula="of:=IF(([.F12]+[.H12])&gt;0; [.F12]/([.F12]+[.H12]); 0)" office:value-type="float" office:value="0.405405405405405">
            <text:p>0.41</text:p>
          </table:table-cell>
          <table:table-cell table:style-name="ce11" table:formula="of:=IF(([.F12]+[.G12]+[.H12])&gt;0; [.F12]/([.F12]+[.G12]+[.H12]); 0)" office:value-type="float" office:value="0.375">
            <text:p>0.38</text:p>
          </table:table-cell>
          <table:table-cell table:style-name="ce11" table:formula="of:=IF(([.F12]+[.G12])&gt;0; [.F12]/([.F12]+[.G12]); 0)" office:value-type="float" office:value="0.833333333333333">
            <text:p>0.83</text:p>
          </table:table-cell>
          <table:table-cell table:style-name="ce6"/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6">
            <text:p>26</text:p>
          </table:table-cell>
          <table:table-cell table:style-name="ce11" table:formula="of:=ABS((([.N12]+[.P12])-[.$D12]))/ABS([.$D12])" office:value-type="float" office:value="1.44444444444444">
            <text:p>1.44</text:p>
          </table:table-cell>
          <table:table-cell table:style-name="ce11" table:formula="of:=IF(([.N12]+[.P12])&gt;0; [.N12]/([.N12]+[.P12]); 0)" office:value-type="float" office:value="0.409090909090909">
            <text:p>0.41</text:p>
          </table:table-cell>
          <table:table-cell table:style-name="ce11" table:formula="of:=IF(([.N12]+[.O12]+[.P12])&gt;0; [.N12]/([.N12]+[.O12]+[.P12]); 0)" office:value-type="float" office:value="0.409090909090909">
            <text:p>0.41</text:p>
          </table:table-cell>
          <table:table-cell table:style-name="ce11" table:formula="of:=IF(([.N12]+[.O12])&gt;0; [.N12]/([.N12]+[.O12]); 0)" office:value-type="float" office:value="1">
            <text:p>1.00</text:p>
          </table:table-cell>
          <table:table-cell/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3">
            <text:p>23</text:p>
          </table:table-cell>
          <table:table-cell table:style-name="ce11" table:formula="of:=ABS((([.V12]+[.X12])-[.$D12]))/ABS([.$D12])" office:value-type="float" office:value="1.27777777777778">
            <text:p>1.28</text:p>
          </table:table-cell>
          <table:table-cell table:style-name="ce11" table:formula="of:=IF(([.V12]+[.X12])&gt;0; [.V12]/([.V12]+[.X12]); 0)" office:value-type="float" office:value="0.439024390243902">
            <text:p>0.44</text:p>
          </table:table-cell>
          <table:table-cell table:style-name="ce11" table:formula="of:=IF(([.V12]+[.W12]+[.X12])&gt;0; [.V12]/([.V12]+[.W12]+[.X12]); 0)" office:value-type="float" office:value="0.439024390243902">
            <text:p>0.44</text:p>
          </table:table-cell>
          <table:table-cell table:style-name="ce11" table:formula="of:=IF(([.V12]+[.W12])&gt;0; [.V12]/([.V12]+[.W12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13">
            <text:p>13</text:p>
          </table:table-cell>
          <table:table-cell table:style-name="ce3" office:value-type="float" office:value="1562">
            <text:p>1562</text:p>
          </table:table-cell>
          <table:table-cell table:style-name="ce3" office:value-type="float" office:value="16">
            <text:p>16</text:p>
          </table:table-cell>
          <table:table-cell table:style-name="ce9"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F13]+[.H13])-[.$D13]))/ABS([.$D13])" office:value-type="float" office:value="0.0625">
            <text:p>0.06</text:p>
          </table:table-cell>
          <table:table-cell table:style-name="ce11" table:formula="of:=IF(([.F13]+[.H13])&gt;0; [.F13]/([.F13]+[.H13]); 0)" office:value-type="float" office:value="1">
            <text:p>1.00</text:p>
          </table:table-cell>
          <table:table-cell table:style-name="ce11" table:formula="of:=IF(([.F13]+[.G13]+[.H13])&gt;0; [.F13]/([.F13]+[.G13]+[.H13]); 0)" office:value-type="float" office:value="0.9375">
            <text:p>0.94</text:p>
          </table:table-cell>
          <table:table-cell table:style-name="ce11" table:formula="of:=IF(([.F13]+[.G13])&gt;0; [.F13]/([.F13]+[.G13]); 0)" office:value-type="float" office:value="0.9375">
            <text:p>0.94</text:p>
          </table:table-cell>
          <table:table-cell table:style-name="ce6"/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N13]+[.P13])-[.$D13]))/ABS([.$D13])" office:value-type="float" office:value="0">
            <text:p>0.00</text:p>
          </table:table-cell>
          <table:table-cell table:style-name="ce11" table:formula="of:=IF(([.N13]+[.P13])&gt;0; [.N13]/([.N13]+[.P13]); 0)" office:value-type="float" office:value="1">
            <text:p>1.00</text:p>
          </table:table-cell>
          <table:table-cell table:style-name="ce11" table:formula="of:=IF(([.N13]+[.O13]+[.P13])&gt;0; [.N13]/([.N13]+[.O13]+[.P13]); 0)" office:value-type="float" office:value="1">
            <text:p>1.00</text:p>
          </table:table-cell>
          <table:table-cell table:style-name="ce11" table:formula="of:=IF(([.N13]+[.O13])&gt;0; [.N13]/([.N13]+[.O13]); 0)" office:value-type="float" office:value="1">
            <text:p>1.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11" table:formula="of:=ABS((([.V13]+[.X13])-[.$D13]))/ABS([.$D13])" office:value-type="float" office:value="0.125">
            <text:p>0.13</text:p>
          </table:table-cell>
          <table:table-cell table:style-name="ce11" table:formula="of:=IF(([.V13]+[.X13])&gt;0; [.V13]/([.V13]+[.X13]); 0)" office:value-type="float" office:value="0.785714285714286">
            <text:p>0.79</text:p>
          </table:table-cell>
          <table:table-cell table:style-name="ce11" table:formula="of:=IF(([.V13]+[.W13]+[.X13])&gt;0; [.V13]/([.V13]+[.W13]+[.X13]); 0)" office:value-type="float" office:value="0.578947368421053">
            <text:p>0.58</text:p>
          </table:table-cell>
          <table:table-cell table:style-name="ce11" table:formula="of:=IF(([.V13]+[.W13])&gt;0; [.V13]/([.V13]+[.W13]); 0)" office:value-type="float" office:value="0.6875">
            <text:p>0.69</text:p>
          </table:table-cell>
          <table:table-cell table:number-columns-repeated="996"/>
        </table:table-row>
        <table:table-row table:style-name="ro4">
          <table:table-cell table:style-name="ce3" office:value-type="string">
            <text:p>Iniza con occhi chiusi</text:p>
            <text:p>0:22: abbassa la testa</text:p>
            <text:p>0:47 – 0:52: chiude gli occhi</text:p>
            <text:p>0:54 – 1:02: chiude gli occhi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712">
            <text:p>1712</text:p>
          </table:table-cell>
          <table:table-cell table:style-name="ce3" office:value-type="float" office:value="17">
            <text:p>17</text:p>
          </table:table-cell>
          <table:table-cell table:style-name="ce9"/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1">
            <text:p>21</text:p>
          </table:table-cell>
          <table:table-cell table:style-name="ce11" table:formula="of:=ABS((([.F14]+[.H14])-[.$D14]))/ABS([.$D14])" office:value-type="float" office:value="1.11764705882353">
            <text:p>1.12</text:p>
          </table:table-cell>
          <table:table-cell table:style-name="ce11" table:formula="of:=IF(([.F14]+[.H14])&gt;0; [.F14]/([.F14]+[.H14]); 0)" office:value-type="float" office:value="0.416666666666667">
            <text:p>0.42</text:p>
          </table:table-cell>
          <table:table-cell table:style-name="ce11" table:formula="of:=IF(([.F14]+[.G14]+[.H14])&gt;0; [.F14]/([.F14]+[.G14]+[.H14]); 0)" office:value-type="float" office:value="0.394736842105263">
            <text:p>0.39</text:p>
          </table:table-cell>
          <table:table-cell table:style-name="ce11" table:formula="of:=IF(([.F14]+[.G14])&gt;0; [.F14]/([.F14]+[.G14]); 0)" office:value-type="float" office:value="0.882352941176471">
            <text:p>0.88</text:p>
          </table:table-cell>
          <table:table-cell table:style-name="ce6"/>
          <table:table-cell table:style-name="ce3" office:value-type="float" office:value="11">
            <text:p>1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11" table:formula="of:=ABS((([.N14]+[.P14])-[.$D14]))/ABS([.$D14])" office:value-type="float" office:value="0.294117647058823">
            <text:p>0.29</text:p>
          </table:table-cell>
          <table:table-cell table:style-name="ce11" table:formula="of:=IF(([.N14]+[.P14])&gt;0; [.N14]/([.N14]+[.P14]); 0)" office:value-type="float" office:value="0.916666666666667">
            <text:p>0.92</text:p>
          </table:table-cell>
          <table:table-cell table:style-name="ce11" table:formula="of:=IF(([.N14]+[.O14]+[.P14])&gt;0; [.N14]/([.N14]+[.O14]+[.P14]); 0)" office:value-type="float" office:value="0.611111111111111">
            <text:p>0.61</text:p>
          </table:table-cell>
          <table:table-cell table:style-name="ce11" table:formula="of:=IF(([.N14]+[.O14])&gt;0; [.N14]/([.N14]+[.O14]); 0)" office:value-type="float" office:value="0.647058823529412">
            <text:p>0.65</text:p>
          </table:table-cell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11" table:formula="of:=ABS((([.V14]+[.X14])-[.$D14]))/ABS([.$D14])" office:value-type="float" office:value="0.470588235294118">
            <text:p>0.47</text:p>
          </table:table-cell>
          <table:table-cell table:style-name="ce11" table:formula="of:=IF(([.V14]+[.X14])&gt;0; [.V14]/([.V14]+[.X14]); 0)" office:value-type="float" office:value="0.6">
            <text:p>0.60</text:p>
          </table:table-cell>
          <table:table-cell table:style-name="ce11" table:formula="of:=IF(([.V14]+[.W14]+[.X14])&gt;0; [.V14]/([.V14]+[.W14]+[.X14]); 0)" office:value-type="float" office:value="0.555555555555556">
            <text:p>0.56</text:p>
          </table:table-cell>
          <table:table-cell table:style-name="ce11" table:formula="of:=IF(([.V14]+[.W14])&gt;0; [.V14]/([.V14]+[.W14]); 0)" office:value-type="float" office:value="0.882352941176471">
            <text:p>0.8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2118">
            <text:p>2118</text:p>
          </table:table-cell>
          <table:table-cell table:style-name="ce3" office:value-type="float" office:value="12">
            <text:p>12</text:p>
          </table:table-cell>
          <table:table-cell table:style-name="ce9"/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F15]+[.H15])-[.$D15]))/ABS([.$D15])" office:value-type="float" office:value="0">
            <text:p>0.00</text:p>
          </table:table-cell>
          <table:table-cell table:style-name="ce11" table:formula="of:=IF(([.F15]+[.H15])&gt;0; [.F15]/([.F15]+[.H15]); 0)" office:value-type="float" office:value="1">
            <text:p>1.00</text:p>
          </table:table-cell>
          <table:table-cell table:style-name="ce11" table:formula="of:=IF(([.F15]+[.G15]+[.H15])&gt;0; [.F15]/([.F15]+[.G15]+[.H15]); 0)" office:value-type="float" office:value="1">
            <text:p>1.00</text:p>
          </table:table-cell>
          <table:table-cell table:style-name="ce11" table:formula="of:=IF(([.F15]+[.G15])&gt;0; [.F15]/([.F15]+[.G15]); 0)" office:value-type="float" office:value="1">
            <text:p>1.00</text:p>
          </table:table-cell>
          <table:table-cell table:style-name="ce6"/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11" table:formula="of:=ABS((([.N15]+[.P15])-[.$D15]))/ABS([.$D15])" office:value-type="float" office:value="0">
            <text:p>0.00</text:p>
          </table:table-cell>
          <table:table-cell table:style-name="ce11" table:formula="of:=IF(([.N15]+[.P15])&gt;0; [.N15]/([.N15]+[.P15]); 0)" office:value-type="float" office:value="0.666666666666667">
            <text:p>0.67</text:p>
          </table:table-cell>
          <table:table-cell table:style-name="ce11" table:formula="of:=IF(([.N15]+[.O15]+[.P15])&gt;0; [.N15]/([.N15]+[.O15]+[.P15]); 0)" office:value-type="float" office:value="0.666666666666667">
            <text:p>0.67</text:p>
          </table:table-cell>
          <table:table-cell table:style-name="ce11" table:formula="of:=IF(([.N15]+[.O15])&gt;0; [.N15]/([.N15]+[.O15]); 0)" office:value-type="float" office:value="1">
            <text:p>1.00</text:p>
          </table:table-cell>
          <table:table-cell/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V15]+[.X15])-[.$D15]))/ABS([.$D15])" office:value-type="float" office:value="0.0833333333333333">
            <text:p>0.08</text:p>
          </table:table-cell>
          <table:table-cell table:style-name="ce11" table:formula="of:=IF(([.V15]+[.X15])&gt;0; [.V15]/([.V15]+[.X15]); 0)" office:value-type="float" office:value="1">
            <text:p>1.00</text:p>
          </table:table-cell>
          <table:table-cell table:style-name="ce11" table:formula="of:=IF(([.V15]+[.W15]+[.X15])&gt;0; [.V15]/([.V15]+[.W15]+[.X15]); 0)" office:value-type="float" office:value="0.916666666666667">
            <text:p>0.92</text:p>
          </table:table-cell>
          <table:table-cell table:style-name="ce11" table:formula="of:=IF(([.V15]+[.W15])&gt;0; [.V15]/([.V15]+[.W15]); 0)" office:value-type="float" office:value="0.916666666666667">
            <text:p>0.92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18">
            <text:p>18</text:p>
          </table:table-cell>
          <table:table-cell table:style-name="ce3" office:value-type="float" office:value="2250">
            <text:p>2250</text:p>
          </table:table-cell>
          <table:table-cell table:style-name="ce3" office:value-type="float" office:value="8">
            <text:p>8</text:p>
          </table:table-cell>
          <table:table-cell table:style-name="ce9"/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1" table:formula="of:=ABS((([.F16]+[.H16])-[.$D16]))/ABS([.$D16])" office:value-type="float" office:value="0.25">
            <text:p>0.25</text:p>
          </table:table-cell>
          <table:table-cell table:style-name="ce11" table:formula="of:=IF(([.F16]+[.H16])&gt;0; [.F16]/([.F16]+[.H16]); 0)" office:value-type="float" office:value="0.8">
            <text:p>0.80</text:p>
          </table:table-cell>
          <table:table-cell table:style-name="ce11" table:formula="of:=IF(([.F16]+[.G16]+[.H16])&gt;0; [.F16]/([.F16]+[.G16]+[.H16]); 0)" office:value-type="float" office:value="0.8">
            <text:p>0.80</text:p>
          </table:table-cell>
          <table:table-cell table:style-name="ce11" table:formula="of:=IF(([.F16]+[.G16])&gt;0; [.F16]/([.F16]+[.G16]); 0)" office:value-type="float" office:value="1">
            <text:p>1.00</text:p>
          </table:table-cell>
          <table:table-cell table:style-name="ce6"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N16]+[.P16])-[.$D16]))/ABS([.$D16])" office:value-type="float" office:value="0.125">
            <text:p>0.13</text:p>
          </table:table-cell>
          <table:table-cell table:style-name="ce11" table:formula="of:=IF(([.N16]+[.P16])&gt;0; [.N16]/([.N16]+[.P16]); 0)" office:value-type="float" office:value="1">
            <text:p>1.00</text:p>
          </table:table-cell>
          <table:table-cell table:style-name="ce11" table:formula="of:=IF(([.N16]+[.O16]+[.P16])&gt;0; [.N16]/([.N16]+[.O16]+[.P16]); 0)" office:value-type="float" office:value="0.875">
            <text:p>0.88</text:p>
          </table:table-cell>
          <table:table-cell table:style-name="ce11" table:formula="of:=IF(([.N16]+[.O16])&gt;0; [.N16]/([.N16]+[.O16]); 0)" office:value-type="float" office:value="0.875">
            <text:p>0.88</text:p>
          </table:table-cell>
          <table:table-cell/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V16]+[.X16])-[.$D16]))/ABS([.$D16])" office:value-type="float" office:value="0.125">
            <text:p>0.13</text:p>
          </table:table-cell>
          <table:table-cell table:style-name="ce11" table:formula="of:=IF(([.V16]+[.X16])&gt;0; [.V16]/([.V16]+[.X16]); 0)" office:value-type="float" office:value="1">
            <text:p>1.00</text:p>
          </table:table-cell>
          <table:table-cell table:style-name="ce11" table:formula="of:=IF(([.V16]+[.W16]+[.X16])&gt;0; [.V16]/([.V16]+[.W16]+[.X16]); 0)" office:value-type="float" office:value="0.875">
            <text:p>0.88</text:p>
          </table:table-cell>
          <table:table-cell table:style-name="ce11" table:formula="of:=IF(([.V16]+[.W16])&gt;0; [.V16]/([.V16]+[.W16]); 0)" office:value-type="float" office:value="0.875">
            <text:p>0.88</text:p>
          </table:table-cell>
          <table:table-cell table:number-columns-repeated="996"/>
        </table:table-row>
        <table:table-row table:style-name="ro5">
          <table:table-cell table:style-name="ce3" office:value-type="string">
            <text:p>0:00 – 0:40: faccia un po girata</text:p>
            <text:p/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376">
            <text:p>2376</text:p>
          </table:table-cell>
          <table:table-cell table:style-name="ce3" office:value-type="float" office:value="29">
            <text:p>29</text:p>
          </table:table-cell>
          <table:table-cell table:style-name="ce9"/>
          <table:table-cell table:style-name="ce3"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11" table:formula="of:=ABS((([.F17]+[.H17])-[.$D17]))/ABS([.$D17])" office:value-type="float" office:value="0.586206896551724">
            <text:p>0.59</text:p>
          </table:table-cell>
          <table:table-cell table:style-name="ce11" table:formula="of:=IF(([.F17]+[.H17])&gt;0; [.F17]/([.F17]+[.H17]); 0)" office:value-type="float" office:value="0.608695652173913">
            <text:p>0.61</text:p>
          </table:table-cell>
          <table:table-cell table:style-name="ce11" table:formula="of:=IF(([.F17]+[.G17]+[.H17])&gt;0; [.F17]/([.F17]+[.G17]+[.H17]); 0)" office:value-type="float" office:value="0.595744680851064">
            <text:p>0.60</text:p>
          </table:table-cell>
          <table:table-cell table:style-name="ce11" table:formula="of:=IF(([.F17]+[.G17])&gt;0; [.F17]/([.F17]+[.G17]); 0)" office:value-type="float" office:value="0.96551724137931">
            <text:p>0.97</text:p>
          </table:table-cell>
          <table:table-cell table:style-name="ce6"/>
          <table:table-cell table:style-name="ce3"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11" table:formula="of:=ABS((([.N17]+[.P17])-[.$D17]))/ABS([.$D17])" office:value-type="float" office:value="0.689655172413793">
            <text:p>0.69</text:p>
          </table:table-cell>
          <table:table-cell table:style-name="ce11" table:formula="of:=IF(([.N17]+[.P17])&gt;0; [.N17]/([.N17]+[.P17]); 0)" office:value-type="float" office:value="1">
            <text:p>1.00</text:p>
          </table:table-cell>
          <table:table-cell table:style-name="ce11" table:formula="of:=IF(([.N17]+[.O17]+[.P17])&gt;0; [.N17]/([.N17]+[.O17]+[.P17]); 0)" office:value-type="float" office:value="0.310344827586207">
            <text:p>0.31</text:p>
          </table:table-cell>
          <table:table-cell table:style-name="ce11" table:formula="of:=IF(([.N17]+[.O17])&gt;0; [.N17]/([.N17]+[.O17]); 0)" office:value-type="float" office:value="0.310344827586207">
            <text:p>0.31</text:p>
          </table:table-cell>
          <table:table-cell/>
          <table:table-cell table:style-name="ce3" office:value-type="float" office:value="28">
            <text:p>2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11" table:formula="of:=ABS((([.V17]+[.X17])-[.$D17]))/ABS([.$D17])" office:value-type="float" office:value="0.0689655172413793">
            <text:p>0.07</text:p>
          </table:table-cell>
          <table:table-cell table:style-name="ce11" table:formula="of:=IF(([.V17]+[.X17])&gt;0; [.V17]/([.V17]+[.X17]); 0)" office:value-type="float" office:value="0.903225806451613">
            <text:p>0.90</text:p>
          </table:table-cell>
          <table:table-cell table:style-name="ce11" table:formula="of:=IF(([.V17]+[.W17]+[.X17])&gt;0; [.V17]/([.V17]+[.W17]+[.X17]); 0)" office:value-type="float" office:value="0.875">
            <text:p>0.88</text:p>
          </table:table-cell>
          <table:table-cell table:style-name="ce11" table:formula="of:=IF(([.V17]+[.W17])&gt;0; [.V17]/([.V17]+[.W17]); 0)" office:value-type="float" office:value="0.96551724137931">
            <text:p>0.97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float" office:value="2502">
            <text:p>2502</text:p>
          </table:table-cell>
          <table:table-cell table:style-name="ce3" office:value-type="float" office:value="2">
            <text:p>2</text:p>
          </table:table-cell>
          <table:table-cell table:style-name="ce9"/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11" table:formula="of:=ABS((([.F18]+[.H18])-[.$D18]))/ABS([.$D18])" office:value-type="float" office:value="1">
            <text:p>1.00</text:p>
          </table:table-cell>
          <table:table-cell table:style-name="ce11" table:formula="of:=IF(([.F18]+[.H18])&gt;0; [.F18]/([.F18]+[.H18]); 0)" office:value-type="float" office:value="0">
            <text:p>0.00</text:p>
          </table:table-cell>
          <table:table-cell table:style-name="ce11" table:formula="of:=IF(([.F18]+[.G18]+[.H18])&gt;0; [.F18]/([.F18]+[.G18]+[.H18]); 0)" office:value-type="float" office:value="0">
            <text:p>0.00</text:p>
          </table:table-cell>
          <table:table-cell table:style-name="ce11" table:formula="of:=IF(([.F18]+[.G18])&gt;0; [.F18]/([.F18]+[.G18]); 0)" office:value-type="float" office:value="0">
            <text:p>0.00</text:p>
          </table:table-cell>
          <table:table-cell table:style-name="ce6"/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N18]+[.P18])-[.$D18]))/ABS([.$D18])" office:value-type="float" office:value="0">
            <text:p>0.00</text:p>
          </table:table-cell>
          <table:table-cell table:style-name="ce11" table:formula="of:=IF(([.N18]+[.P18])&gt;0; [.N18]/([.N18]+[.P18]); 0)" office:value-type="float" office:value="1">
            <text:p>1.00</text:p>
          </table:table-cell>
          <table:table-cell table:style-name="ce11" table:formula="of:=IF(([.N18]+[.O18]+[.P18])&gt;0; [.N18]/([.N18]+[.O18]+[.P18]); 0)" office:value-type="float" office:value="1">
            <text:p>1.00</text:p>
          </table:table-cell>
          <table:table-cell table:style-name="ce11" table:formula="of:=IF(([.N18]+[.O18])&gt;0; [.N18]/([.N18]+[.O18]); 0)" office:value-type="float" office:value="1">
            <text:p>1.00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table:formula="of:=ABS((([.V18]+[.X18])-[.$D18]))/ABS([.$D18])" office:value-type="float" office:value="0.5">
            <text:p>0.50</text:p>
          </table:table-cell>
          <table:table-cell table:style-name="ce11" table:formula="of:=IF(([.V18]+[.X18])&gt;0; [.V18]/([.V18]+[.X18]); 0)" office:value-type="float" office:value="0.666666666666667">
            <text:p>0.67</text:p>
          </table:table-cell>
          <table:table-cell table:style-name="ce11" table:formula="of:=IF(([.V18]+[.W18]+[.X18])&gt;0; [.V18]/([.V18]+[.W18]+[.X18]); 0)" office:value-type="float" office:value="0.666666666666667">
            <text:p>0.67</text:p>
          </table:table-cell>
          <table:table-cell table:style-name="ce11" table:formula="of:=IF(([.V18]+[.W18])&gt;0; [.V18]/([.V18]+[.W18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1">
            <text:p>21</text:p>
          </table:table-cell>
          <table:table-cell table:style-name="ce3" office:value-type="float" office:value="2628">
            <text:p>2628</text:p>
          </table:table-cell>
          <table:table-cell table:style-name="ce3" office:value-type="float" office:value="5">
            <text:p>5</text:p>
          </table:table-cell>
          <table:table-cell table:style-name="ce9"/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1" table:formula="of:=ABS((([.F19]+[.H19])-[.$D19]))/ABS([.$D19])" office:value-type="float" office:value="0.4">
            <text:p>0.40</text:p>
          </table:table-cell>
          <table:table-cell table:style-name="ce11" table:formula="of:=IF(([.F19]+[.H19])&gt;0; [.F19]/([.F19]+[.H19]); 0)" office:value-type="float" office:value="0.714285714285714">
            <text:p>0.71</text:p>
          </table:table-cell>
          <table:table-cell table:style-name="ce11" table:formula="of:=IF(([.F19]+[.G19]+[.H19])&gt;0; [.F19]/([.F19]+[.G19]+[.H19]); 0)" office:value-type="float" office:value="0.714285714285714">
            <text:p>0.71</text:p>
          </table:table-cell>
          <table:table-cell table:style-name="ce11" table:formula="of:=IF(([.F19]+[.G19])&gt;0; [.F19]/([.F19]+[.G19]); 0)" office:value-type="float" office:value="1">
            <text:p>1.00</text:p>
          </table:table-cell>
          <table:table-cell table:style-name="ce6"/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11" table:formula="of:=ABS((([.N19]+[.P19])-[.$D19]))/ABS([.$D19])" office:value-type="float" office:value="0.8">
            <text:p>0.80</text:p>
          </table:table-cell>
          <table:table-cell table:style-name="ce11" table:formula="of:=IF(([.N19]+[.P19])&gt;0; [.N19]/([.N19]+[.P19]); 0)" office:value-type="float" office:value="1">
            <text:p>1.00</text:p>
          </table:table-cell>
          <table:table-cell table:style-name="ce11" table:formula="of:=IF(([.N19]+[.O19]+[.P19])&gt;0; [.N19]/([.N19]+[.O19]+[.P19]); 0)" office:value-type="float" office:value="0.2">
            <text:p>0.20</text:p>
          </table:table-cell>
          <table:table-cell table:style-name="ce11" table:formula="of:=IF(([.N19]+[.O19])&gt;0; [.N19]/([.N19]+[.O19]); 0)" office:value-type="float" office:value="0.2">
            <text:p>0.20</text:p>
          </table:table-cell>
          <table:table-cell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V19]+[.X19])-[.$D19]))/ABS([.$D19])" office:value-type="float" office:value="0">
            <text:p>0.00</text:p>
          </table:table-cell>
          <table:table-cell table:style-name="ce11" table:formula="of:=IF(([.V19]+[.X19])&gt;0; [.V19]/([.V19]+[.X19]); 0)" office:value-type="float" office:value="1">
            <text:p>1.00</text:p>
          </table:table-cell>
          <table:table-cell table:style-name="ce11" table:formula="of:=IF(([.V19]+[.W19]+[.X19])&gt;0; [.V19]/([.V19]+[.W19]+[.X19]); 0)" office:value-type="float" office:value="1">
            <text:p>1.00</text:p>
          </table:table-cell>
          <table:table-cell table:style-name="ce11" table:formula="of:=IF(([.V19]+[.W19])&gt;0; [.V19]/([.V19]+[.W19]); 0)" office:value-type="float" office:value="1">
            <text:p>1.00</text:p>
          </table:table-cell>
          <table:table-cell table:number-columns-repeated="996"/>
        </table:table-row>
        <table:table-row table:style-name="ro5">
          <table:table-cell table:style-name="ce3" office:value-type="string">
            <text:p>0:51 – 0:52 : socchiude occhi</text:p>
            <text:p>1:01 – 1:02: socchiude occhi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754">
            <text:p>2754</text:p>
          </table:table-cell>
          <table:table-cell table:style-name="ce3" office:value-type="float" office:value="16">
            <text:p>16</text:p>
          </table:table-cell>
          <table:table-cell table:style-name="ce9"/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1" table:formula="of:=ABS((([.F20]+[.H20])-[.$D20]))/ABS([.$D20])" office:value-type="float" office:value="0.125">
            <text:p>0.13</text:p>
          </table:table-cell>
          <table:table-cell table:style-name="ce11" table:formula="of:=IF(([.F20]+[.H20])&gt;0; [.F20]/([.F20]+[.H20]); 0)" office:value-type="float" office:value="0.888888888888889">
            <text:p>0.89</text:p>
          </table:table-cell>
          <table:table-cell table:style-name="ce11" table:formula="of:=IF(([.F20]+[.G20]+[.H20])&gt;0; [.F20]/([.F20]+[.G20]+[.H20]); 0)" office:value-type="float" office:value="0.888888888888889">
            <text:p>0.89</text:p>
          </table:table-cell>
          <table:table-cell table:style-name="ce11" table:formula="of:=IF(([.F20]+[.G20])&gt;0; [.F20]/([.F20]+[.G20]); 0)" office:value-type="float" office:value="1">
            <text:p>1.00</text:p>
          </table:table-cell>
          <table:table-cell table:style-name="ce6"/>
          <table:table-cell table:style-name="ce3" office:value-type="float" office:value="16">
            <text:p>16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N20]+[.P20])-[.$D20]))/ABS([.$D20])" office:value-type="float" office:value="0">
            <text:p>0.00</text:p>
          </table:table-cell>
          <table:table-cell table:style-name="ce11" table:formula="of:=IF(([.N20]+[.P20])&gt;0; [.N20]/([.N20]+[.P20]); 0)" office:value-type="float" office:value="1">
            <text:p>1.00</text:p>
          </table:table-cell>
          <table:table-cell table:style-name="ce11" table:formula="of:=IF(([.N20]+[.O20]+[.P20])&gt;0; [.N20]/([.N20]+[.O20]+[.P20]); 0)" office:value-type="float" office:value="1">
            <text:p>1.00</text:p>
          </table:table-cell>
          <table:table-cell table:style-name="ce11" table:formula="of:=IF(([.N20]+[.O20])&gt;0; [.N20]/([.N20]+[.O20]); 0)" office:value-type="float" office:value="1">
            <text:p>1.00</text:p>
          </table:table-cell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11" table:formula="of:=ABS((([.V20]+[.X20])-[.$D20]))/ABS([.$D20])" office:value-type="float" office:value="0.0625">
            <text:p>0.06</text:p>
          </table:table-cell>
          <table:table-cell table:style-name="ce11" table:formula="of:=IF(([.V20]+[.X20])&gt;0; [.V20]/([.V20]+[.X20]); 0)" office:value-type="float" office:value="0.882352941176471">
            <text:p>0.88</text:p>
          </table:table-cell>
          <table:table-cell table:style-name="ce11" table:formula="of:=IF(([.V20]+[.W20]+[.X20])&gt;0; [.V20]/([.V20]+[.W20]+[.X20]); 0)" office:value-type="float" office:value="0.833333333333333">
            <text:p>0.83</text:p>
          </table:table-cell>
          <table:table-cell table:style-name="ce11" table:formula="of:=IF(([.V20]+[.W20])&gt;0; [.V20]/([.V20]+[.W20]); 0)" office:value-type="float" office:value="0.9375">
            <text:p>0.94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3">
            <text:p>23</text:p>
          </table:table-cell>
          <table:table-cell table:style-name="ce3" office:value-type="float" office:value="2880">
            <text:p>2880</text:p>
          </table:table-cell>
          <table:table-cell table:style-name="ce3" office:value-type="float" office:value="5">
            <text:p>5</text:p>
          </table:table-cell>
          <table:table-cell table:style-name="ce9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F21]+[.H21])-[.$D21]))/ABS([.$D21])" office:value-type="float" office:value="0">
            <text:p>0.00</text:p>
          </table:table-cell>
          <table:table-cell table:style-name="ce11" table:formula="of:=IF(([.F21]+[.H21])&gt;0; [.F21]/([.F21]+[.H21]); 0)" office:value-type="float" office:value="1">
            <text:p>1.00</text:p>
          </table:table-cell>
          <table:table-cell table:style-name="ce11" table:formula="of:=IF(([.F21]+[.G21]+[.H21])&gt;0; [.F21]/([.F21]+[.G21]+[.H21]); 0)" office:value-type="float" office:value="1">
            <text:p>1.00</text:p>
          </table:table-cell>
          <table:table-cell table:style-name="ce11" table:formula="of:=IF(([.F21]+[.G21])&gt;0; [.F21]/([.F21]+[.G21]); 0)" office:value-type="float" office:value="1">
            <text:p>1.00</text:p>
          </table:table-cell>
          <table:table-cell table:style-name="ce6"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N21]+[.P21])-[.$D21]))/ABS([.$D21])" office:value-type="float" office:value="0">
            <text:p>0.00</text:p>
          </table:table-cell>
          <table:table-cell table:style-name="ce11" table:formula="of:=IF(([.N21]+[.P21])&gt;0; [.N21]/([.N21]+[.P21]); 0)" office:value-type="float" office:value="1">
            <text:p>1.00</text:p>
          </table:table-cell>
          <table:table-cell table:style-name="ce11" table:formula="of:=IF(([.N21]+[.O21]+[.P21])&gt;0; [.N21]/([.N21]+[.O21]+[.P21]); 0)" office:value-type="float" office:value="1">
            <text:p>1.00</text:p>
          </table:table-cell>
          <table:table-cell table:style-name="ce11" table:formula="of:=IF(([.N21]+[.O21])&gt;0; [.N21]/([.N21]+[.O21]); 0)" office:value-type="float" office:value="1">
            <text:p>1.00</text:p>
          </table:table-cell>
          <table:table-cell/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V21]+[.X21])-[.$D21]))/ABS([.$D21])" office:value-type="float" office:value="0">
            <text:p>0.00</text:p>
          </table:table-cell>
          <table:table-cell table:style-name="ce11" table:formula="of:=IF(([.V21]+[.X21])&gt;0; [.V21]/([.V21]+[.X21]); 0)" office:value-type="float" office:value="1">
            <text:p>1.00</text:p>
          </table:table-cell>
          <table:table-cell table:style-name="ce11" table:formula="of:=IF(([.V21]+[.W21]+[.X21])&gt;0; [.V21]/([.V21]+[.W21]+[.X21]); 0)" office:value-type="float" office:value="1">
            <text:p>1.00</text:p>
          </table:table-cell>
          <table:table-cell table:style-name="ce11" table:formula="of:=IF(([.V21]+[.W21])&gt;0; [.V21]/([.V21]+[.W21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4">
            <text:p>24</text:p>
          </table:table-cell>
          <table:table-cell table:style-name="ce3" office:value-type="float" office:value="3006">
            <text:p>3006</text:p>
          </table:table-cell>
          <table:table-cell table:style-name="ce3" office:value-type="float" office:value="13">
            <text:p>13</text:p>
          </table:table-cell>
          <table:table-cell table:style-name="ce9"/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4">
            <text:p>14</text:p>
          </table:table-cell>
          <table:table-cell table:style-name="ce11" table:formula="of:=ABS((([.F22]+[.H22])-[.$D22]))/ABS([.$D22])" office:value-type="float" office:value="1.07692307692308">
            <text:p>1.08</text:p>
          </table:table-cell>
          <table:table-cell table:style-name="ce11" table:formula="of:=IF(([.F22]+[.H22])&gt;0; [.F22]/([.F22]+[.H22]); 0)" office:value-type="float" office:value="0.481481481481481">
            <text:p>0.48</text:p>
          </table:table-cell>
          <table:table-cell table:style-name="ce11" table:formula="of:=IF(([.F22]+[.G22]+[.H22])&gt;0; [.F22]/([.F22]+[.G22]+[.H22]); 0)" office:value-type="float" office:value="0.481481481481481">
            <text:p>0.48</text:p>
          </table:table-cell>
          <table:table-cell table:style-name="ce11" table:formula="of:=IF(([.F22]+[.G22])&gt;0; [.F22]/([.F22]+[.G22]); 0)" office:value-type="float" office:value="1">
            <text:p>1.00</text:p>
          </table:table-cell>
          <table:table-cell table:style-name="ce6"/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11" table:formula="of:=ABS((([.N22]+[.P22])-[.$D22]))/ABS([.$D22])" office:value-type="float" office:value="0.153846153846154">
            <text:p>0.15</text:p>
          </table:table-cell>
          <table:table-cell table:style-name="ce11" table:formula="of:=IF(([.N22]+[.P22])&gt;0; [.N22]/([.N22]+[.P22]); 0)" office:value-type="float" office:value="1">
            <text:p>1.00</text:p>
          </table:table-cell>
          <table:table-cell table:style-name="ce11" table:formula="of:=IF(([.N22]+[.O22]+[.P22])&gt;0; [.N22]/([.N22]+[.O22]+[.P22]); 0)" office:value-type="float" office:value="0.916666666666667">
            <text:p>0.92</text:p>
          </table:table-cell>
          <table:table-cell table:style-name="ce11" table:formula="of:=IF(([.N22]+[.O22])&gt;0; [.N22]/([.N22]+[.O22]); 0)" office:value-type="float" office:value="0.916666666666667">
            <text:p>0.92</text:p>
          </table:table-cell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1" table:formula="of:=ABS((([.V22]+[.X22])-[.$D22]))/ABS([.$D22])" office:value-type="float" office:value="0.153846153846154">
            <text:p>0.15</text:p>
          </table:table-cell>
          <table:table-cell table:style-name="ce11" table:formula="of:=IF(([.V22]+[.X22])&gt;0; [.V22]/([.V22]+[.X22]); 0)" office:value-type="float" office:value="0.933333333333333">
            <text:p>0.93</text:p>
          </table:table-cell>
          <table:table-cell table:style-name="ce11" table:formula="of:=IF(([.V22]+[.W22]+[.X22])&gt;0; [.V22]/([.V22]+[.W22]+[.X22]); 0)" office:value-type="float" office:value="0.933333333333333">
            <text:p>0.93</text:p>
          </table:table-cell>
          <table:table-cell table:style-name="ce11" table:formula="of:=IF(([.V22]+[.W22])&gt;0; [.V22]/([.V22]+[.W22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float" office:value="3132">
            <text:p>3132</text:p>
          </table:table-cell>
          <table:table-cell table:style-name="ce3" office:value-type="float" office:value="15">
            <text:p>15</text:p>
          </table:table-cell>
          <table:table-cell table:style-name="ce9"/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table:formula="of:=ABS((([.F23]+[.H23])-[.$D23]))/ABS([.$D23])" office:value-type="float" office:value="0">
            <text:p>0.00</text:p>
          </table:table-cell>
          <table:table-cell table:style-name="ce11" table:formula="of:=IF(([.F23]+[.H23])&gt;0; [.F23]/([.F23]+[.H23]); 0)" office:value-type="float" office:value="0.933333333333333">
            <text:p>0.93</text:p>
          </table:table-cell>
          <table:table-cell table:style-name="ce11" table:formula="of:=IF(([.F23]+[.G23]+[.H23])&gt;0; [.F23]/([.F23]+[.G23]+[.H23]); 0)" office:value-type="float" office:value="0.875">
            <text:p>0.88</text:p>
          </table:table-cell>
          <table:table-cell table:style-name="ce11" table:formula="of:=IF(([.F23]+[.G23])&gt;0; [.F23]/([.F23]+[.G23]); 0)" office:value-type="float" office:value="0.933333333333333">
            <text:p>0.93</text:p>
          </table:table-cell>
          <table:table-cell table:style-name="ce6"/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5">
            <text:p>5</text:p>
          </table:table-cell>
          <table:table-cell table:style-name="ce11" table:formula="of:=ABS((([.N23]+[.P23])-[.$D23]))/ABS([.$D23])" office:value-type="float" office:value="0.0666666666666667">
            <text:p>0.07</text:p>
          </table:table-cell>
          <table:table-cell table:style-name="ce11" table:formula="of:=IF(([.N23]+[.P23])&gt;0; [.N23]/([.N23]+[.P23]); 0)" office:value-type="float" office:value="0.642857142857143">
            <text:p>0.64</text:p>
          </table:table-cell>
          <table:table-cell table:style-name="ce11" table:formula="of:=IF(([.N23]+[.O23]+[.P23])&gt;0; [.N23]/([.N23]+[.O23]+[.P23]); 0)" office:value-type="float" office:value="0.473684210526316">
            <text:p>0.47</text:p>
          </table:table-cell>
          <table:table-cell table:style-name="ce11" table:formula="of:=IF(([.N23]+[.O23])&gt;0; [.N23]/([.N23]+[.O23]); 0)" office:value-type="float" office:value="0.642857142857143">
            <text:p>0.64</text:p>
          </table:table-cell>
          <table:table-cell/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11" table:formula="of:=ABS((([.V23]+[.X23])-[.$D23]))/ABS([.$D23])" office:value-type="float" office:value="0.133333333333333">
            <text:p>0.13</text:p>
          </table:table-cell>
          <table:table-cell table:style-name="ce11" table:formula="of:=IF(([.V23]+[.X23])&gt;0; [.V23]/([.V23]+[.X23]); 0)" office:value-type="float" office:value="0.882352941176471">
            <text:p>0.88</text:p>
          </table:table-cell>
          <table:table-cell table:style-name="ce11" table:formula="of:=IF(([.V23]+[.W23]+[.X23])&gt;0; [.V23]/([.V23]+[.W23]+[.X23]); 0)" office:value-type="float" office:value="0.882352941176471">
            <text:p>0.88</text:p>
          </table:table-cell>
          <table:table-cell table:style-name="ce11" table:formula="of:=IF(([.V23]+[.W23])&gt;0; [.V23]/([.V23]+[.W23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7">
            <text:p>27</text:p>
          </table:table-cell>
          <table:table-cell table:style-name="ce3" office:value-type="float" office:value="3384">
            <text:p>3384</text:p>
          </table:table-cell>
          <table:table-cell table:style-name="ce3" office:value-type="float" office:value="8">
            <text:p>8</text:p>
          </table:table-cell>
          <table:table-cell table:style-name="ce9"/>
          <table:table-cell table:style-name="ce3"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11" table:formula="of:=ABS((([.F24]+[.H24])-[.$D24]))/ABS([.$D24])" office:value-type="float" office:value="0.75">
            <text:p>0.75</text:p>
          </table:table-cell>
          <table:table-cell table:style-name="ce11" table:formula="of:=IF(([.F24]+[.H24])&gt;0; [.F24]/([.F24]+[.H24]); 0)" office:value-type="float" office:value="0.571428571428571">
            <text:p>0.57</text:p>
          </table:table-cell>
          <table:table-cell table:style-name="ce11" table:formula="of:=IF(([.F24]+[.G24]+[.H24])&gt;0; [.F24]/([.F24]+[.G24]+[.H24]); 0)" office:value-type="float" office:value="0.571428571428571">
            <text:p>0.57</text:p>
          </table:table-cell>
          <table:table-cell table:style-name="ce11" table:formula="of:=IF(([.F24]+[.G24])&gt;0; [.F24]/([.F24]+[.G24]); 0)" office:value-type="float" office:value="1">
            <text:p>1.00</text:p>
          </table:table-cell>
          <table:table-cell table:style-name="ce6"/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11" table:formula="of:=ABS((([.N24]+[.P24])-[.$D24]))/ABS([.$D24])" office:value-type="float" office:value="0.75">
            <text:p>0.75</text:p>
          </table:table-cell>
          <table:table-cell table:style-name="ce11" table:formula="of:=IF(([.N24]+[.P24])&gt;0; [.N24]/([.N24]+[.P24]); 0)" office:value-type="float" office:value="1">
            <text:p>1.00</text:p>
          </table:table-cell>
          <table:table-cell table:style-name="ce11" table:formula="of:=IF(([.N24]+[.O24]+[.P24])&gt;0; [.N24]/([.N24]+[.O24]+[.P24]); 0)" office:value-type="float" office:value="0.25">
            <text:p>0.25</text:p>
          </table:table-cell>
          <table:table-cell table:style-name="ce11" table:formula="of:=IF(([.N24]+[.O24])&gt;0; [.N24]/([.N24]+[.O24]); 0)" office:value-type="float" office:value="0.25">
            <text:p>0.25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11" table:formula="of:=ABS((([.V24]+[.X24])-[.$D24]))/ABS([.$D24])" office:value-type="float" office:value="0">
            <text:p>0.00</text:p>
          </table:table-cell>
          <table:table-cell table:style-name="ce11" table:formula="of:=IF(([.V24]+[.X24])&gt;0; [.V24]/([.V24]+[.X24]); 0)" office:value-type="float" office:value="0.375">
            <text:p>0.38</text:p>
          </table:table-cell>
          <table:table-cell table:style-name="ce11" table:formula="of:=IF(([.V24]+[.W24]+[.X24])&gt;0; [.V24]/([.V24]+[.W24]+[.X24]); 0)" office:value-type="float" office:value="0.333333333333333">
            <text:p>0.33</text:p>
          </table:table-cell>
          <table:table-cell table:style-name="ce11" table:formula="of:=IF(([.V24]+[.W24])&gt;0; [.V24]/([.V24]+[.W24]); 0)" office:value-type="float" office:value="0.75">
            <text:p>0.75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28">
            <text:p>28</text:p>
          </table:table-cell>
          <table:table-cell table:style-name="ce3" office:value-type="float" office:value="3512">
            <text:p>3512</text:p>
          </table:table-cell>
          <table:table-cell table:style-name="ce3" office:value-type="float" office:value="42">
            <text:p>42</text:p>
          </table:table-cell>
          <table:table-cell table:style-name="ce9"/>
          <table:table-cell table:style-name="ce3" office:value-type="float" office:value="42">
            <text:p>42</text:p>
          </table:table-cell>
          <table:table-cell table:number-columns-repeated="2" table:style-name="ce3" office:value-type="float" office:value="0">
            <text:p>0</text:p>
          </table:table-cell>
          <table:table-cell table:style-name="ce11" table:formula="of:=ABS((([.F25]+[.H25])-[.$D25]))/ABS([.$D25])" office:value-type="float" office:value="0">
            <text:p>0.00</text:p>
          </table:table-cell>
          <table:table-cell table:style-name="ce11" table:formula="of:=IF(([.F25]+[.H25])&gt;0; [.F25]/([.F25]+[.H25]); 0)" office:value-type="float" office:value="1">
            <text:p>1.00</text:p>
          </table:table-cell>
          <table:table-cell table:style-name="ce11" table:formula="of:=IF(([.F25]+[.G25]+[.H25])&gt;0; [.F25]/([.F25]+[.G25]+[.H25]); 0)" office:value-type="float" office:value="1">
            <text:p>1.00</text:p>
          </table:table-cell>
          <table:table-cell table:style-name="ce11" table:formula="of:=IF(([.F25]+[.G25])&gt;0; [.F25]/([.F25]+[.G25]); 0)" office:value-type="float" office:value="1">
            <text:p>1.00</text:p>
          </table:table-cell>
          <table:table-cell table:style-name="ce6"/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11" table:formula="of:=ABS((([.N25]+[.P25])-[.$D25]))/ABS([.$D25])" office:value-type="float" office:value="0">
            <text:p>0.00</text:p>
          </table:table-cell>
          <table:table-cell table:style-name="ce11" table:formula="of:=IF(([.N25]+[.P25])&gt;0; [.N25]/([.N25]+[.P25]); 0)" office:value-type="float" office:value="0.785714285714286">
            <text:p>0.79</text:p>
          </table:table-cell>
          <table:table-cell table:style-name="ce11" table:formula="of:=IF(([.N25]+[.O25]+[.P25])&gt;0; [.N25]/([.N25]+[.O25]+[.P25]); 0)" office:value-type="float" office:value="0.767441860465116">
            <text:p>0.77</text:p>
          </table:table-cell>
          <table:table-cell table:style-name="ce11" table:formula="of:=IF(([.N25]+[.O25])&gt;0; [.N25]/([.N25]+[.O25]); 0)" office:value-type="float" office:value="0.970588235294118">
            <text:p>0.97</text:p>
          </table:table-cell>
          <table:table-cell/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11" table:formula="of:=ABS((([.V25]+[.X25])-[.$D25]))/ABS([.$D25])" office:value-type="float" office:value="0.119047619047619">
            <text:p>0.12</text:p>
          </table:table-cell>
          <table:table-cell table:style-name="ce11" table:formula="of:=IF(([.V25]+[.X25])&gt;0; [.V25]/([.V25]+[.X25]); 0)" office:value-type="float" office:value="0.893617021276596">
            <text:p>0.89</text:p>
          </table:table-cell>
          <table:table-cell table:style-name="ce11" table:formula="of:=IF(([.V25]+[.W25]+[.X25])&gt;0; [.V25]/([.V25]+[.W25]+[.X25]); 0)" office:value-type="float" office:value="0.893617021276596">
            <text:p>0.89</text:p>
          </table:table-cell>
          <table:table-cell table:style-name="ce11" table:formula="of:=IF(([.V25]+[.W25])&gt;0; [.V25]/([.V25]+[.W25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bacchetta degli occhiali in regione occhio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646">
            <text:p>3646</text:p>
          </table:table-cell>
          <table:table-cell table:style-name="ce3" office:value-type="float" office:value="16">
            <text:p>16</text:p>
          </table:table-cell>
          <table:table-cell table:style-name="ce9"/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2">
            <text:p>2</text:p>
          </table:table-cell>
          <table:table-cell table:style-name="ce11" table:formula="of:=ABS((([.F26]+[.H26])-[.$D26]))/ABS([.$D26])" office:value-type="float" office:value="0">
            <text:p>0.00</text:p>
          </table:table-cell>
          <table:table-cell table:style-name="ce11" table:formula="of:=IF(([.F26]+[.H26])&gt;0; [.F26]/([.F26]+[.H26]); 0)" office:value-type="float" office:value="0.875">
            <text:p>0.88</text:p>
          </table:table-cell>
          <table:table-cell table:style-name="ce11" table:formula="of:=IF(([.F26]+[.G26]+[.H26])&gt;0; [.F26]/([.F26]+[.G26]+[.H26]); 0)" office:value-type="float" office:value="0.777777777777778">
            <text:p>0.78</text:p>
          </table:table-cell>
          <table:table-cell table:style-name="ce11" table:formula="of:=IF(([.F26]+[.G26])&gt;0; [.F26]/([.F26]+[.G26]); 0)" office:value-type="float" office:value="0.875">
            <text:p>0.88</text:p>
          </table:table-cell>
          <table:table-cell table:style-name="ce6"/>
          <table:table-cell table:style-name="ce3" office:value-type="float" office:value="15">
            <text:p>1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11" table:formula="of:=ABS((([.N26]+[.P26])-[.$D26]))/ABS([.$D26])" office:value-type="float" office:value="0">
            <text:p>0.00</text:p>
          </table:table-cell>
          <table:table-cell table:style-name="ce11" table:formula="of:=IF(([.N26]+[.P26])&gt;0; [.N26]/([.N26]+[.P26]); 0)" office:value-type="float" office:value="0.9375">
            <text:p>0.94</text:p>
          </table:table-cell>
          <table:table-cell table:style-name="ce11" table:formula="of:=IF(([.N26]+[.O26]+[.P26])&gt;0; [.N26]/([.N26]+[.O26]+[.P26]); 0)" office:value-type="float" office:value="0.681818181818182">
            <text:p>0.68</text:p>
          </table:table-cell>
          <table:table-cell table:style-name="ce11" table:formula="of:=IF(([.N26]+[.O26])&gt;0; [.N26]/([.N26]+[.O26]); 0)" office:value-type="float" office:value="0.714285714285714">
            <text:p>0.71</text:p>
          </table:table-cell>
          <table:table-cell/>
          <table:table-cell table:style-name="ce3" office:value-type="float" office:value="13">
            <text:p>1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11" table:formula="of:=ABS((([.V26]+[.X26])-[.$D26]))/ABS([.$D26])" office:value-type="float" office:value="0.0625">
            <text:p>0.06</text:p>
          </table:table-cell>
          <table:table-cell table:style-name="ce11" table:formula="of:=IF(([.V26]+[.X26])&gt;0; [.V26]/([.V26]+[.X26]); 0)" office:value-type="float" office:value="0.866666666666667">
            <text:p>0.87</text:p>
          </table:table-cell>
          <table:table-cell table:style-name="ce11" table:formula="of:=IF(([.V26]+[.W26]+[.X26])&gt;0; [.V26]/([.V26]+[.W26]+[.X26]); 0)" office:value-type="float" office:value="0.722222222222222">
            <text:p>0.72</text:p>
          </table:table-cell>
          <table:table-cell table:style-name="ce11" table:formula="of:=IF(([.V26]+[.W26])&gt;0; [.V26]/([.V26]+[.W26]); 0)" office:value-type="float" office:value="0.8125">
            <text:p>0.81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3" office:value-type="float" office:value="30">
            <text:p>30</text:p>
          </table:table-cell>
          <table:table-cell table:style-name="ce3" office:value-type="float" office:value="3780">
            <text:p>3780</text:p>
          </table:table-cell>
          <table:table-cell table:style-name="ce3" office:value-type="float" office:value="24">
            <text:p>24</text:p>
          </table:table-cell>
          <table:table-cell table:style-name="ce9"/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2">
            <text:p>12</text:p>
          </table:table-cell>
          <table:table-cell table:style-name="ce11" table:formula="of:=ABS((([.F27]+[.H27])-[.$D27]))/ABS([.$D27])" office:value-type="float" office:value="0.5">
            <text:p>0.50</text:p>
          </table:table-cell>
          <table:table-cell table:style-name="ce11" table:formula="of:=IF(([.F27]+[.H27])&gt;0; [.F27]/([.F27]+[.H27]); 0)" office:value-type="float" office:value="0.666666666666667">
            <text:p>0.67</text:p>
          </table:table-cell>
          <table:table-cell table:style-name="ce11" table:formula="of:=IF(([.F27]+[.G27]+[.H27])&gt;0; [.F27]/([.F27]+[.G27]+[.H27]); 0)" office:value-type="float" office:value="0.666666666666667">
            <text:p>0.67</text:p>
          </table:table-cell>
          <table:table-cell table:style-name="ce11" table:formula="of:=IF(([.F27]+[.G27])&gt;0; [.F27]/([.F27]+[.G27]); 0)" office:value-type="float" office:value="1">
            <text:p>1.00</text:p>
          </table:table-cell>
          <table:table-cell table:style-name="ce6"/>
          <table:table-cell table:style-name="ce3" office:value-type="float" office:value="23">
            <text:p>23</text:p>
          </table:table-cell>
          <table:table-cell table:number-columns-repeated="2" table:style-name="ce3" office:value-type="float" office:value="1">
            <text:p>1</text:p>
          </table:table-cell>
          <table:table-cell table:style-name="ce11" table:formula="of:=ABS((([.N27]+[.P27])-[.$D27]))/ABS([.$D27])" office:value-type="float" office:value="0">
            <text:p>0.00</text:p>
          </table:table-cell>
          <table:table-cell table:style-name="ce11" table:formula="of:=IF(([.N27]+[.P27])&gt;0; [.N27]/([.N27]+[.P27]); 0)" office:value-type="float" office:value="0.958333333333333">
            <text:p>0.96</text:p>
          </table:table-cell>
          <table:table-cell table:style-name="ce11" table:formula="of:=IF(([.N27]+[.O27]+[.P27])&gt;0; [.N27]/([.N27]+[.O27]+[.P27]); 0)" office:value-type="float" office:value="0.92">
            <text:p>0.92</text:p>
          </table:table-cell>
          <table:table-cell table:style-name="ce11" table:formula="of:=IF(([.N27]+[.O27])&gt;0; [.N27]/([.N27]+[.O27]); 0)" office:value-type="float" office:value="0.958333333333333">
            <text:p>0.96</text:p>
          </table:table-cell>
          <table:table-cell/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11" table:formula="of:=ABS((([.V27]+[.X27])-[.$D27]))/ABS([.$D27])" office:value-type="float" office:value="0.291666666666667">
            <text:p>0.29</text:p>
          </table:table-cell>
          <table:table-cell table:style-name="ce11" table:formula="of:=IF(([.V27]+[.X27])&gt;0; [.V27]/([.V27]+[.X27]); 0)" office:value-type="float" office:value="0.774193548387097">
            <text:p>0.77</text:p>
          </table:table-cell>
          <table:table-cell table:style-name="ce11" table:formula="of:=IF(([.V27]+[.W27]+[.X27])&gt;0; [.V27]/([.V27]+[.W27]+[.X27]); 0)" office:value-type="float" office:value="0.774193548387097">
            <text:p>0.77</text:p>
          </table:table-cell>
          <table:table-cell table:style-name="ce11" table:formula="of:=IF(([.V27]+[.W27])&gt;0; [.V27]/([.V27]+[.W27]); 0)" office:value-type="float" office:value="1">
            <text:p>1.00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style-name="ce6" table:number-columns-repeated="11"/>
          <table:table-cell table:number-columns-repeated="1011"/>
        </table:table-row>
        <table:table-row table:style-name="ro2">
          <table:table-cell table:number-columns-repeated="3"/>
          <table:table-cell table:style-name="ce2" office:value-type="string">
            <text:p>Media</text:p>
          </table:table-cell>
          <table:table-cell table:number-columns-repeated="4"/>
          <table:table-cell table:style-name="ce12" table:formula="of:=AVERAGE([.I3:.I27])" office:value-type="float" office:value="0.683688956749809">
            <text:p>0.68</text:p>
          </table:table-cell>
          <table:table-cell table:style-name="ce12" table:formula="of:=AVERAGE([.J3:.J27])" office:value-type="float" office:value="0.673356507133386">
            <text:p>0.67</text:p>
          </table:table-cell>
          <table:table-cell table:style-name="ce12" table:formula="of:=AVERAGE([.K3:.K27])" office:value-type="float" office:value="0.651056424854609">
            <text:p>0.65</text:p>
          </table:table-cell>
          <table:table-cell table:style-name="ce12" table:formula="of:=AVERAGE([.L3:.L27])" office:value-type="float" office:value="0.913504550891975">
            <text:p>0.91</text:p>
          </table:table-cell>
          <table:table-cell table:number-columns-repeated="4"/>
          <table:table-cell table:style-name="ce12" table:formula="of:=AVERAGE([.Q3:.Q27])" office:value-type="float" office:value="0.315120754048746">
            <text:p>0.32</text:p>
          </table:table-cell>
          <table:table-cell table:style-name="ce12" table:formula="of:=AVERAGE([.R3:.R27])" office:value-type="float" office:value="0.884908454290807">
            <text:p>0.88</text:p>
          </table:table-cell>
          <table:table-cell table:style-name="ce12" table:formula="of:=AVERAGE([.S3:.S27])" office:value-type="float" office:value="0.641211683095953">
            <text:p>0.64</text:p>
          </table:table-cell>
          <table:table-cell table:style-name="ce12" table:formula="of:=AVERAGE([.T3:.T27])" office:value-type="float" office:value="0.727233839070553">
            <text:p>0.73</text:p>
          </table:table-cell>
          <table:table-cell table:number-columns-repeated="4"/>
          <table:table-cell table:style-name="ce14" table:formula="of:=AVERAGE([.Y3:.Y27])" office:value-type="float" office:value="0.224067498086768">
            <text:p>0.22</text:p>
          </table:table-cell>
          <table:table-cell table:style-name="ce14" table:formula="of:=AVERAGE([.Z3:.Z27])" office:value-type="float" office:value="0.845551059577845">
            <text:p>0.85</text:p>
          </table:table-cell>
          <table:table-cell table:style-name="ce14" table:formula="of:=AVERAGE([.AA3:.AA27])" office:value-type="float" office:value="0.748473274028068">
            <text:p>0.75</text:p>
          </table:table-cell>
          <table:table-cell table:style-name="ce14" table:formula="of:=AVERAGE([.AB3:.AB27])" office:value-type="float" office:value="0.876622988010412">
            <text:p>0.88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2" office:value-type="string">
            <text:p>Dev Std</text:p>
          </table:table-cell>
          <table:table-cell table:number-columns-repeated="4"/>
          <table:table-cell table:style-name="ce12" table:formula="of:=STDEV([.I3:.I27])" office:value-type="float" office:value="1.01315203516018">
            <text:p>1.01</text:p>
          </table:table-cell>
          <table:table-cell table:style-name="ce12" table:formula="of:=STDEV([.J3:.J27])" office:value-type="float" office:value="0.285028525387445">
            <text:p>0.29</text:p>
          </table:table-cell>
          <table:table-cell table:style-name="ce12" table:formula="of:=STDEV([.K3:.K27])" office:value-type="float" office:value="0.276222499840317">
            <text:p>0.28</text:p>
          </table:table-cell>
          <table:table-cell table:style-name="ce12" table:formula="of:=STDEV([.L3:.L27])" office:value-type="float" office:value="0.20044662915908">
            <text:p>0.20</text:p>
          </table:table-cell>
          <table:table-cell table:number-columns-repeated="4"/>
          <table:table-cell table:style-name="ce12" table:formula="of:=STDEV([.Q3:.Q27])" office:value-type="float" office:value="0.385774392740794">
            <text:p>0.39</text:p>
          </table:table-cell>
          <table:table-cell table:style-name="ce12" table:formula="of:=STDEV([.R3:.R27])" office:value-type="float" office:value="0.183903784978826">
            <text:p>0.18</text:p>
          </table:table-cell>
          <table:table-cell table:style-name="ce12" table:formula="of:=STDEV([.S3:.S27])" office:value-type="float" office:value="0.292372453840137">
            <text:p>0.29</text:p>
          </table:table-cell>
          <table:table-cell table:style-name="ce12" table:formula="of:=STDEV([.T3:.T27])" office:value-type="float" office:value="0.300102529385873">
            <text:p>0.30</text:p>
          </table:table-cell>
          <table:table-cell table:number-columns-repeated="4"/>
          <table:table-cell table:style-name="ce14" table:formula="of:=STDEV([.Y3:.Y27])" office:value-type="float" office:value="0.300815824443104">
            <text:p>0.30</text:p>
          </table:table-cell>
          <table:table-cell table:style-name="ce14" table:formula="of:=STDEV([.Z3:.Z27])" office:value-type="float" office:value="0.180023532960379">
            <text:p>0.18</text:p>
          </table:table-cell>
          <table:table-cell table:style-name="ce14" table:formula="of:=STDEV([.AA3:.AA27])" office:value-type="float" office:value="0.224808669125185">
            <text:p>0.22</text:p>
          </table:table-cell>
          <table:table-cell table:style-name="ce14" table:formula="of:=STDEV([.AB3:.AB27])" office:value-type="float" office:value="0.189396350208409">
            <text:p>0.19</text:p>
          </table:table-cell>
          <table:table-cell table:number-columns-repeated="99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C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4" number:min-integer-digits="1"/>
    </number:number-style>
    <number:number-style style:name="N124">
      <number:number number:decimal-places="15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8:06:45.574229657</meta:creation-date>
    <dc:date>2016-01-12T15:03:18</dc:date>
    <meta:editing-duration>PT12H24M38S</meta:editing-duration>
    <meta:editing-cycles>34</meta:editing-cycles>
    <meta:generator>LibreOffice/3.5$Linux_X86_64 LibreOffice_project/350m1$Build-2</meta:generator>
    <meta:document-statistic meta:table-count="1" meta:cell-count="663" meta:object-count="0"/>
  </office:meta>
</office:document-meta>
</file>